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ubik" svg:font-family="rubik, helvetica, arial, sans-serif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8ee6e1"/>
    </style:style>
    <style:style style:name="P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1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4pt" style:language-complex="ar" style:country-complex="SA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1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3c17a2" officeooo:paragraph-rsid="003c17a2" style:font-size-complex="14pt"/>
    </style:style>
    <style:style style:name="P20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21" style:family="paragraph" style:parent-style-name="Text_20_body">
      <style:text-properties officeooo:paragraph-rsid="008ee6e1"/>
    </style:style>
    <style:style style:name="P22" style:family="paragraph" style:parent-style-name="Heading_20_1">
      <style:text-properties officeooo:paragraph-rsid="003724e9"/>
    </style:style>
    <style:style style:name="P23" style:family="paragraph" style:parent-style-name="Heading_20_2">
      <style:text-properties officeooo:rsid="003f3f8e" officeooo:paragraph-rsid="003e4124"/>
    </style:style>
    <style:style style:name="P24" style:family="paragraph" style:parent-style-name="Heading_20_2">
      <style:paragraph-properties fo:break-before="page"/>
      <style:text-properties officeooo:paragraph-rsid="003e4124"/>
    </style:style>
    <style:style style:name="P2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6" style:family="paragraph" style:parent-style-name="Standard" style:list-style-name="L5">
      <style:text-properties fo:font-size="14pt" style:font-size-asian="14pt" style:font-size-complex="14pt"/>
    </style:style>
    <style:style style:name="P27" style:family="paragraph" style:parent-style-name="Standard" style:list-style-name="L5">
      <style:text-properties fo:font-size="14pt" officeooo:paragraph-rsid="00b3ea62" style:font-size-asian="14pt" style:font-size-complex="14pt"/>
    </style:style>
    <style:style style:name="P28" style:family="paragraph" style:parent-style-name="Standard" style:list-style-name="L9">
      <style:text-properties fo:font-size="14pt" officeooo:paragraph-rsid="00b2222a" style:font-size-asian="14pt" style:font-size-complex="14pt"/>
    </style:style>
    <style:style style:name="P29" style:family="paragraph" style:parent-style-name="Standard" style:list-style-name="L5">
      <style:text-properties officeooo:paragraph-rsid="00b5dcd9"/>
    </style:style>
    <style:style style:name="P30" style:family="paragraph" style:parent-style-name="Standard">
      <style:text-properties officeooo:paragraph-rsid="00b2222a"/>
    </style:style>
    <style:style style:name="P31" style:family="paragraph" style:parent-style-name="Standard">
      <style:text-properties officeooo:rsid="00b2d1a1" officeooo:paragraph-rsid="00b2d1a1"/>
    </style:style>
    <style:style style:name="P32" style:family="paragraph" style:parent-style-name="Standard" style:list-style-name="L10">
      <style:text-properties officeooo:paragraph-rsid="00b80bdb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9b5afd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b2222a"/>
    </style:style>
    <style:style style:name="P35" style:family="paragraph" style:parent-style-name="Text_20_body">
      <style:text-properties style:font-name="Times New Roman1" fo:font-size="14pt" officeooo:rsid="00a71368" officeooo:paragraph-rsid="00a71368"/>
    </style:style>
    <style:style style:name="P36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5" fo:font-size="14pt" fo:letter-spacing="normal" fo:font-style="normal" fo:font-weight="normal" officeooo:paragraph-rsid="00aba25e" style:font-size-asian="14pt" style:font-size-complex="14pt"/>
    </style:style>
    <style:style style:name="P38" style:family="paragraph" style:parent-style-name="Text_20_body">
      <style:paragraph-properties fo:text-align="start" style:justify-single-word="false"/>
      <style:text-properties officeooo:paragraph-rsid="00aba25e"/>
    </style:style>
    <style:style style:name="P3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style:font-size-asian="14pt" style:font-size-complex="14pt"/>
    </style:style>
    <style:style style:name="P4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style:font-size-asian="14pt" style:font-size-complex="14pt"/>
    </style:style>
    <style:style style:name="P4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style:font-size-asian="14pt" style:font-size-complex="14pt"/>
    </style:style>
    <style:style style:name="P4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style:font-name="Times New Roman5" fo:font-size="14pt" style:font-size-asian="14pt" style:font-size-complex="14pt"/>
    </style:style>
    <style:style style:name="P4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</style:style>
    <style:style style:name="P4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text-transform="uppercase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fo:font-weight="bold" officeooo:rsid="00a6549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1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1"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1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1" fo:font-size="14pt" fo:language="ru" fo:country="RU" officeooo:rsid="00b8fea0" style:font-size-asian="14pt" style:language-asian="ru" style:country-asian="RU" style:font-name-complex="Times New Roman6" style:font-size-complex="14pt" style:language-complex="ar" style:country-complex="SA"/>
    </style:style>
    <style:style style:name="T10" style:family="text">
      <style:text-properties style:font-name="Times New Roman1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1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1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3" style:family="text">
      <style:text-properties style:font-name="Times New Roman1" fo:font-size="14pt" fo:language="ru" fo:country="RU" fo:font-style="italic" officeooo:rsid="0099ee30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14" style:family="text">
      <style:text-properties style:font-name="Times New Roman1"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5" style:family="text">
      <style:text-properties style:font-name="Times New Roman1" style:font-size-complex="14pt"/>
    </style:style>
    <style:style style:name="T16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7" style:family="text">
      <style:text-properties fo:color="#000000"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8" style:family="text">
      <style:text-properties fo:color="#000000" style:font-name="Times New Roman1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color="#000000" style:font-name="Times New Roman1" fo:font-size="14pt" officeooo:rsid="003c17a2" style:font-size-complex="14pt"/>
    </style:style>
    <style:style style:name="T20" style:family="text">
      <style:text-properties fo:color="#000000" style:font-name="Times New Roman1" fo:font-size="14pt" officeooo:rsid="007e0a86" style:font-size-complex="14pt"/>
    </style:style>
    <style:style style:name="T21" style:family="text">
      <style:text-properties fo:color="#000000" style:font-name="Times New Roman1" fo:font-size="14pt" officeooo:rsid="00886ee6" style:font-size-complex="14pt"/>
    </style:style>
    <style:style style:name="T22" style:family="text">
      <style:text-properties fo:color="#000000" style:font-name="Times New Roman1" style:font-size-complex="14pt"/>
    </style:style>
    <style:style style:name="T23" style:family="text">
      <style:text-properties fo:color="#000000" style:font-name="Times New Roman1" officeooo:rsid="003c17a2" style:font-size-complex="14pt"/>
    </style:style>
    <style:style style:name="T24" style:family="text">
      <style:text-properties fo:color="#000000" style:font-name="Times New Roman1" officeooo:rsid="00886ee6" style:font-size-complex="14pt"/>
    </style:style>
    <style:style style:name="T25" style:family="text">
      <style:text-properties fo:color="#000000" style:font-name="Times New Roman5" fo:font-size="14pt" fo:font-style="normal" fo:font-weight="normal" officeooo:rsid="00b2222a" style:font-size-asian="14pt" style:font-style-asian="normal" style:font-weight-asian="normal" style:font-size-complex="14pt"/>
    </style:style>
    <style:style style:name="T26" style:family="text">
      <style:text-properties fo:color="#000000" style:font-name="Times New Roman5" fo:font-size="14pt" fo:font-style="normal" fo:font-weight="normal" officeooo:rsid="00b2222a" style:font-size-asian="14pt" style:font-style-asian="normal" style:font-weight-asian="normal" style:font-size-complex="14pt"/>
    </style:style>
    <style:style style:name="T27" style:family="text">
      <style:text-properties fo:color="#000000" style:font-name="Times New Roman5" fo:font-size="14pt" fo:font-style="normal" fo:font-weight="normal" officeooo:rsid="00b2222a" style:font-size-asian="14pt" style:font-style-asian="normal" style:font-weight-asian="normal" style:font-size-complex="14pt"/>
    </style:style>
    <style:style style:name="T28" style:family="text">
      <style:text-properties fo:color="#000000" style:font-name="Times New Roman5" fo:font-size="14pt" fo:font-style="normal" fo:font-weight="normal" style:font-size-asian="14pt" style:font-style-asian="normal" style:font-weight-asian="normal" style:font-size-complex="14pt"/>
    </style:style>
    <style:style style:name="T29" style:family="text">
      <style:text-properties fo:color="#000000" style:font-name="Times New Roman5" fo:font-size="14pt" fo:font-style="normal" fo:font-weight="normal" officeooo:rsid="00b2d1a1" style:font-size-asian="14pt" style:font-style-asian="normal" style:font-weight-asian="normal" style:font-size-complex="14pt"/>
    </style:style>
    <style:style style:name="T30" style:family="text">
      <style:text-properties fo:color="#000000" style:font-name="Times New Roman5" fo:font-style="normal" fo:font-weight="normal" style:font-style-asian="normal" style:font-weight-asian="normal"/>
    </style:style>
    <style:style style:name="T31" style:family="text">
      <style:text-properties fo:color="#000000" style:font-name="Times New Roman5" fo:font-style="normal" fo:font-weight="normal" officeooo:rsid="00b2222a" style:font-style-asian="normal" style:font-weight-asian="normal"/>
    </style:style>
    <style:style style:name="T32" style:family="text">
      <style:text-properties fo:color="#000000" style:font-name="Times New Roman5" fo:font-style="normal" fo:font-weight="normal" officeooo:rsid="00b53866" style:font-style-asian="normal" style:font-weight-asian="normal"/>
    </style:style>
    <style:style style:name="T33" style:family="text">
      <style:text-properties fo:color="#000000" style:font-name="JetBrains Mono1" fo:font-size="14pt" fo:font-style="normal" fo:font-weight="normal" officeooo:rsid="00b2222a" style:font-size-asian="14pt" style:font-style-asian="normal" style:font-weight-asian="normal" style:font-size-complex="14pt"/>
    </style:style>
    <style:style style:name="T34" style:family="text">
      <style:text-properties fo:font-variant="normal" fo:text-transform="none" style:font-name="Times New Roman1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5" style:family="text">
      <style:text-properties fo:font-variant="normal" fo:text-transform="none" fo:color="#ff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6" style:family="text">
      <style:text-properties fo:font-variant="normal" fo:text-transform="none" fo:color="#05323b" style:text-line-through-style="none" style:text-line-through-type="none" style:font-name="Times New Roman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zxx" fo:country="none" fo:font-style="normal" style:text-underline-style="none" fo:font-weight="bold" officeooo:rsid="00a6549d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40" style:family="text">
      <style:text-properties fo:font-variant="normal" fo:text-transform="none" fo:color="#000000" style:font-name="Times New Roman5" fo:font-size="14pt" fo:letter-spacing="normal" fo:font-style="normal" fo:font-weight="normal" style:font-size-asian="14pt" style:font-size-complex="14pt"/>
    </style:style>
    <style:style style:name="T41" style:family="text">
      <style:text-properties fo:font-variant="normal" fo:text-transform="none" fo:color="#000000" style:font-name="Times New Roman5" fo:font-size="14pt" fo:letter-spacing="normal" fo:font-style="normal" fo:font-weight="normal" officeooo:rsid="00ae2f82" style:font-size-asian="14pt" style:font-size-complex="14pt"/>
    </style:style>
    <style:style style:name="T42" style:family="text">
      <style:text-properties fo:font-variant="normal" fo:text-transform="none" fo:color="#000000" style:font-name="Times New Roman5" fo:font-size="14pt" fo:letter-spacing="normal" fo:font-style="normal" fo:font-weight="normal" officeooo:rsid="00af4d3a" style:font-size-asian="14pt" style:font-size-complex="14pt"/>
    </style:style>
    <style:style style:name="T43" style:family="text">
      <style:text-properties fo:font-variant="normal" fo:text-transform="non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4" style:family="text">
      <style:text-properties fo:font-variant="normal" fo:text-transform="none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5" style:family="text">
      <style:text-properties fo:font-variant="normal" fo:text-transform="none" fo:letter-spacing="normal" fo:font-style="normal" style:text-underline-style="none" fo:font-weight="normal" officeooo:rsid="003f3f8e"/>
    </style:style>
    <style:style style:name="T46" style:family="text">
      <style:text-properties officeooo:rsid="0013326f"/>
    </style:style>
    <style:style style:name="T47" style:family="text">
      <style:text-properties officeooo:rsid="003c17a2"/>
    </style:style>
    <style:style style:name="T48" style:family="text">
      <style:text-properties style:font-name="Times New Roman" fo:font-size="14pt" style:font-size-asian="14pt" style:font-size-complex="14pt"/>
    </style:style>
    <style:style style:name="T49" style:family="text">
      <style:text-properties officeooo:rsid="007e0a86"/>
    </style:style>
    <style:style style:name="T50" style:family="text">
      <style:text-properties fo:color="#00627a" style:font-name="JetBrains Mono1" fo:font-size="14pt" fo:font-style="normal" fo:font-weight="normal" officeooo:rsid="00b2222a" style:font-size-asian="14pt" style:font-style-asian="normal" style:font-weight-asian="normal" style:font-size-complex="14pt"/>
    </style:style>
    <style:style style:name="T5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52" style:family="text">
      <style:text-properties style:font-size-complex="14pt"/>
    </style:style>
    <style:style style:name="T53" style:family="text">
      <style:text-properties officeooo:rsid="0013326f" style:font-size-complex="14pt"/>
    </style:style>
    <style:style style:name="T54" style:family="text">
      <style:text-properties officeooo:rsid="008ee6e1" style:font-size-complex="14pt"/>
    </style:style>
    <style:style style:name="T55" style:family="text">
      <style:text-properties fo:color="#008080" style:font-name="JetBrains Mono" fo:font-size="14pt" fo:font-style="normal" fo:font-weight="normal" officeooo:rsid="00b2222a" style:font-size-asian="14pt" style:font-style-asian="normal" style:font-weight-asian="normal" style:font-size-complex="14pt"/>
    </style:style>
    <style:style style:name="T56" style:family="text">
      <style:text-properties fo:color="#008080" style:font-name="JetBrains Mono" fo:font-size="14pt" fo:font-style="normal" fo:font-weight="normal" officeooo:rsid="009b5afd" style:font-size-asian="14pt" style:font-style-asian="normal" style:font-weight-asian="normal" style:font-size-complex="14pt"/>
    </style:style>
    <style:style style:name="T57" style:family="text">
      <style:text-properties fo:color="#008080" style:font-name="JetBrains Mono" fo:font-size="14pt" fo:font-style="normal" fo:font-weight="normal" style:font-size-asian="14pt" style:font-style-asian="normal" style:font-weight-asian="normal" style:font-size-complex="14pt"/>
    </style:style>
    <style:style style:name="T58" style:family="text">
      <style:text-properties fo:color="#008080" style:font-name="JetBrains Mono" fo:font-size="10pt" fo:font-style="normal" fo:font-weight="normal" officeooo:rsid="00b2222a" style:font-size-asian="10pt" style:font-style-asian="normal" style:font-weight-asian="normal"/>
    </style:style>
    <style:style style:name="T59" style:family="text">
      <style:text-properties fo:color="#008080" style:font-name="JetBrains Mono" fo:font-style="normal" fo:font-weight="normal" style:font-style-asian="normal" style:font-weight-asian="normal"/>
    </style:style>
    <style:style style:name="T60" style:family="text">
      <style:text-properties fo:color="#008080" style:font-name="JetBrains Mono" fo:font-style="normal" fo:font-weight="normal" officeooo:rsid="00b2222a" style:font-style-asian="normal" style:font-weight-asian="normal"/>
    </style:style>
    <style:style style:name="T61" style:family="text">
      <style:text-properties fo:color="#008080" style:font-name="JetBrains Mono1" fo:font-size="14pt" fo:font-style="normal" fo:font-weight="normal" officeooo:rsid="00b2222a" style:font-size-asian="14pt" style:font-style-asian="normal" style:font-weight-asian="normal" style:font-size-complex="14pt"/>
    </style:style>
    <style:style style:name="T62" style:family="text">
      <style:text-properties fo:color="#008080" style:font-name="JetBrains Mono1" fo:font-size="14pt" fo:font-style="normal" fo:font-weight="normal" officeooo:rsid="00b2d1a1" style:font-size-asian="14pt" style:font-style-asian="normal" style:font-weight-asian="normal" style:font-size-complex="14pt"/>
    </style:style>
    <style:style style:name="T63" style:family="text">
      <style:text-properties fo:color="#008080" style:font-name="JetBrains Mono1" fo:font-size="14pt" fo:font-style="normal" fo:font-weight="normal" style:font-size-asian="14pt" style:font-style-asian="normal" style:font-weight-asian="normal" style:font-size-complex="14pt"/>
    </style:style>
    <style:style style:name="T64" style:family="text">
      <style:text-properties fo:color="#008080" style:font-name="JetBrains Mono1" fo:font-style="normal" fo:font-weight="normal" officeooo:rsid="00b2222a" style:font-style-asian="normal" style:font-weight-asian="normal"/>
    </style:style>
    <style:style style:name="T65" style:family="text">
      <style:text-properties fo:font-style="normal" fo:font-weight="normal" style:font-style-asian="normal" style:font-weight-asian="normal"/>
    </style:style>
    <style:style style:name="T66" style:family="text">
      <style:text-properties fo:font-style="normal" fo:font-weight="normal" officeooo:rsid="00b2222a" style:font-style-asian="normal" style:font-weight-asian="normal"/>
    </style:style>
    <style:style style:name="T67" style:family="text">
      <style:text-properties style:text-underline-style="none" officeooo:rsid="003f3f8e"/>
    </style:style>
    <style:style style:name="T68" style:family="text">
      <style:text-properties fo:background-color="transparent" loext:char-shading-value="0"/>
    </style:style>
    <style:style style:name="T69" style:family="text">
      <style:text-properties fo:font-style="italic" fo:background-color="transparent" loext:char-shading-value="0"/>
    </style:style>
    <style:style style:name="T70" style:family="text">
      <style:text-properties style:font-name="Times New Roman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10">Кафедра МО ЭВМ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Book_20_Title"><text:span text:style-name="T1">отчет</text:span></text:span></text:p>
      <text:p text:style-name="P15"><text:span text:style-name="T2">по лабораторной работ</text:span><text:span text:style-name="T3">е № </text:span><text:span text:style-name="T4">2</text:span></text:p>
      <text:p text:style-name="P17"><text:span text:style-name="T2">по дисциплине </text:span><text:span text:style-name="T16">«</text:span><text:span text:style-name="T18">Объектно-ориентированное программирование</text:span><text:span text:style-name="T17">»</text:span></text:p>
      <text:p text:style-name="P15"><text:span text:style-name="Book_20_Title"><text:span text:style-name="T43">Тема</text:span></text:span><text:span text:style-name="Book_20_Title"><text:span text:style-name="T44">: </text:span></text:span><text:span text:style-name="Book_20_Title"><text:span text:style-name="T37">Интерфейсы, полиморфизм</text:span></text:span></text:p>
      <text:p text:style-name="P2"><text:span text:style-name="Book_20_Title"><text:span text:style-name="T36"><text:line-break/></text:span></text:span></text:p>
      <text:p text:style-name="P2"><text:span text:style-name="Book_20_Title"><text:span text:style-name="T34"><text:line-break/></text:span></text:span></text:p>
      <text:p text:style-name="P2"><text:span text:style-name="Book_20_Title"><text:span text:style-name="T35"><text:line-break/></text:span></text:span></text:p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15">Студент гр. </text:span><text:span text:style-name="T23">0303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9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6"><text:span text:style-name="T21">Жангиров</text:span><text:span text:style-name="T19"> </text:span><text:span text:style-name="T20">Т</text:span><text:span text:style-name="T22">.</text:span><text:span text:style-name="T24">Р</text:span><text:span text:style-name="T23">.</text:span></text:p>
          </table:table-cell>
        </table:table-row>
      </table:table>
      <text:p text:style-name="P12"/>
      <text:p text:style-name="P13"/>
      <text:p text:style-name="P13">Санкт-Петербург 20<text:span text:style-name="T47">2</text:span><text:span text:style-name="T49">1</text:span></text:p>
      <text:h text:style-name="P24" text:outline-level="2">Цель работы.</text:h>
      <text:p text:style-name="P35">Создать классы игрока, врагов, предметов, соблюдая принципы полиморфизма.</text:p>
      <text:h text:style-name="Heading_20_2" text:outline-level="2">З<text:span text:style-name="T48">адание.</text:span></text:h>
      <text:p text:style-name="P36"><text:bookmark text:name="docs-internal-guid-80a37573-7fff-fa75-d606-de5fc9e68728"/><text:span text:style-name="Source_20_Text"><text:span text:style-name="T70">Могут быть три типа элементов располагающихся на клетках:</text:span></text:span></text:p>
      <text:list xml:id="list3939924103" text:style-name="L2">
        <text:list-item>
          <text:p text:style-name="P39">Игрок - объект, которым непосредственно происходит управление. На поле может быть только один игрок. Игрок может взаимодействовать с врагом (сражение) и вещами (подобрать).</text:p>
        </text:list-item>
        <text:list-item>
          <text:p text:style-name="P39">Враг - объект, который самостоятельно перемещается по полю. На поле врагов может быть больше одного. Враг может взаимодействовать с игроком (сражение).</text:p>
        </text:list-item>
        <text:list-item>
          <text:p text:style-name="P42"><text:span text:style-name="T38">Вещь - объект, который просто располагается на поле и не перемещается. Вещей на поле может быть больше одной.</text:span></text:p>
        </text:list-item>
      </text:list>
      <text:p text:style-name="P44">Требования:</text:p>
      <text:list xml:id="list318476148" text:style-name="L3">
        <text:list-item>
          <text:p text:style-name="P40">Реализовать класс игрока. Игрок должен обладать собственными характеристиками, которые могут изменяться в ходе игры. У игрока должна быть прописана логика сражения и подбора вещей. Должно быть реализовано взаимодействие с клеткой выхода.</text:p>
        </text:list-item>
        <text:list-item>
          <text:p text:style-name="P40">Реализовать три разных типа врагов. Враги должны обладать собственными характеристиками (например, количество жизней, значение атаки и защиты, и.т.д. Желательно, чтобы у врагов были разные наборы характеристик). Реализовать логику перемещения для каждого типа врага. В случае смерти врага он должен исчезнуть с поля. Все враги должны быть объединены своим собственным интерфейсом.</text:p>
        </text:list-item>
        <text:list-item>
          <text:p text:style-name="P41"><text:span text:style-name="T68">Реализовать три разных типа вещей. Каждая вещь должна обладать собственным взаимодействием на ход игры при подборе. </text:span><text:span text:style-name="T69">(например, лечение игрока). </text:span><text:span text:style-name="T68">При подборе, вещь должна исчезнуть с поля. Все вещи должны быть объединены своим собственным интерфейсом.</text:span></text:p>
        </text:list-item>
        <text:list-item>
          <text:p text:style-name="P43"><text:span text:style-name="T39">Должен соблюдаться принцип полиморфизма</text:span></text:p>
        </text:list-item>
      </text:list>
      <text:h text:style-name="Heading_20_2" text:outline-level="2"><text:soft-page-break/>Основные теоретические положения.</text:h>
      <text:p text:style-name="P37"><text:span text:style-name="T67">Полиморфи́зм — возможность объектов с одинаковой спецификацией иметь различную реализацию. </text:span></text:p>
      <text:p text:style-name="P38"><text:span text:style-name="T40">Язык программирования поддерживает полиморфизм, если классы с одинаковой спецификацией могут иметь различную реализацию — например, реализация класса может быть изменена </text:span><text:span text:style-name="T41">(или в случае с реализацией интерфейса - </text:span><text:span text:style-name="T42">определена</text:span><text:span text:style-name="T41">)</text:span><text:span text:style-name="T40"> в процессе наследования. <text:tab/>Кратко смысл полиморфизма можно выразить фразой: «Один интерфейс, множество реализаций».</text:span></text:p>
      <text:p text:style-name="Text_20_body"><text:line-break/></text:p>
      <text:h text:style-name="P23" text:outline-level="2">Выполнение работы.</text:h>
      <text:p text:style-name="P33"><text:span text:style-name="T56"><text:tab/></text:span><text:span text:style-name="T25">Интерфейс </text:span><text:span text:style-name="T61">Entity —</text:span><text:span text:style-name="T33"> </text:span><text:span text:style-name="T25">содержит виртуальный метод </text:span><text:span text:style-name="T50">interact </text:span><text:span text:style-name="T25">для влияния (взаимодействия) на другой объект реализующий данный интерфейс.</text:span></text:p>
      <text:p text:style-name="P34"><text:span text:style-name="T25"><text:tab/>Классы реализующие интерфейс <text:s/></text:span><text:span text:style-name="T61">Entity:</text:span></text:p>
      <text:list xml:id="list4294132753" text:style-name="L5">
        <text:list-item>
          <text:p text:style-name="P29"><text:span text:style-name="T57">Creature —</text:span><text:span text:style-name="T28"> </text:span><text:span text:style-name="T25">является базовым для класса </text:span><text:span text:style-name="T61">Enemy</text:span><text:span text:style-name="T25"> и </text:span><text:span text:style-name="T55">Player</text:span><text:span text:style-name="T25">, имеет параметры здоровья, атаки и брони.</text:span></text:p>
        </text:list-item>
        <text:list-item>
          <text:p text:style-name="P27"><text:span text:style-name="T59">Item —</text:span><text:span text:style-name="T30"> </text:span><text:span text:style-name="T31">предмет с определённой функцией воздействия на объект класса </text:span><text:span text:style-name="T60">Creature</text:span><text:span text:style-name="T31">.</text:span></text:p>
          <text:p text:style-name="P26"/>
        </text:list-item>
      </text:list>
      <text:p text:style-name="P33"><text:span text:style-name="T25"><text:tab/>Фабрики:</text:span></text:p>
      <text:list xml:id="list4133972003" text:style-name="L9">
        <text:list-item>
          <text:p text:style-name="P28"><text:span text:style-name="T64">EntityFactory —</text:span><text:span text:style-name="T31"> базовая (абстрактная фабрика) для всех сущностей.</text:span></text:p>
        </text:list-item>
        <text:list-item>
          <text:p text:style-name="P28"><text:span text:style-name="T64">CreatureFactory — </text:span><text:span text:style-name="T31">фабрика для существ.</text:span></text:p>
        </text:list-item>
        <text:list-item>
          <text:p text:style-name="P28"><text:span text:style-name="T64">ItemFactory —</text:span><text:span text:style-name="T31"> фабрика предметов.</text:span></text:p>
        </text:list-item>
        <text:list-item>
          <text:p text:style-name="P28"><text:span text:style-name="T64">EnemyFactory — </text:span><text:span text:style-name="T32">фабрика врагов.</text:span></text:p>
          <text:p text:style-name="P28"><text:span text:style-name="T31"/></text:p>
        </text:list-item>
      </text:list>
      <text:p text:style-name="P30"><text:span text:style-name="T25"/></text:p>
      <text:p text:style-name="P31"><text:span text:style-name="T25"/></text:p>
      <text:p text:style-name="P31"><text:soft-page-break/><text:span text:style-name="T25"/></text:p>
      <text:p text:style-name="P31"><text:span text:style-name="T25">Р</text:span><text:span text:style-name="T28">азличные типы предметов и врагов реализованы как продукт соответствующих фабрик </text:span></text:p>
      <text:list xml:id="list3631279040" text:style-name="L10">
        <text:list-item>
          <text:p text:style-name="P32"><text:span text:style-name="T29">Для врагов: </text:span><text:span text:style-name="T62">LightFactory</text:span><text:span text:style-name="T25">, </text:span><text:span text:style-name="T63">MediumFactory</text:span><text:span text:style-name="T25">,</text:span><text:span text:style-name="T63"> HeavyFactory</text:span></text:p>
        </text:list-item>
        <text:list-item>
          <text:p text:style-name="P32"><text:span text:style-name="T29">Для предметов: </text:span><text:span text:style-name="T63">HealerFactory</text:span><text:span text:style-name="T25">,</text:span><text:span text:style-name="T63"> ArmorFactory</text:span><text:span text:style-name="T25">,</text:span><text:span text:style-name="T63"> WeaponFactory</text:span></text:p>
        </text:list-item>
      </text:list>
      <text:p text:style-name="P3"/>
      <text:p text:style-name="Text_20_body"><text:span text:style-name="T6">Разработанный программный код см. </text:span><text:span text:style-name="T5">в </text:span><text:span text:style-name="T7">директории /</text:span><text:span text:style-name="T13">game_lib</text:span><text:span text:style-name="T14">.</text:span></text:p>
      <text:p text:style-name="P5"><text:tab/><text:span text:style-name="T53">Разработанн</text:span><text:span text:style-name="T54">ую диаграмму классов UML</text:span><text:span text:style-name="T53"> см. </text:span><text:span text:style-name="T54">в</text:span><text:span text:style-name="T53"> Lab1_UML</text:span><text:span text:style-name="T54">.pdf</text:span><text:span text:style-name="T52"> .</text:span></text:p>
      <text:p text:style-name="P6"/>
      <text:h text:style-name="Heading_20_2" text:outline-level="2"><text:span text:style-name="T46">Тестирование</text:span>.</text:h>
      <text:p text:style-name="P21"><text:span text:style-name="T10">Разработанн</text:span><text:span text:style-name="T11">ые тесты</text:span><text:span text:style-name="T10"> см. </text:span><text:span text:style-name="T12">в </text:span><text:span text:style-name="T11">директории /tests</text:span><text:span text:style-name="T12">.</text:span></text:p>
      <text:h text:style-name="Heading_20_2" text:outline-level="2"/>
      <text:h text:style-name="Heading_20_2" text:outline-level="2">Выводы.</text:h>
      <text:p text:style-name="P7"><text:span text:style-name="T5"><text:tab/></text:span><text:span text:style-name="T8">Бы</text:span><text:span text:style-name="T9">ли реализованы классы игрока, врага, предмета, объединённые общим интерфейсом для взаимодействия.</text:span><text:span text:style-name="T8"> </text:span></text:p>
      <text:p text:style-name="P7"/>
      <text:h text:style-name="P22" text:outline-level="1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ubik" svg:font-family="rubik, helvetica, arial, sans-serif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25M26S</meta:editing-duration>
    <meta:editing-cycles>108</meta:editing-cycles>
    <meta:generator>LibreOffice/6.4.7.2$Linux_X86_64 LibreOffice_project/40$Build-2</meta:generator>
    <dc:date>2021-10-13T13:37:50.327057411</dc:date>
    <meta:document-statistic meta:table-count="1" meta:image-count="0" meta:object-count="0" meta:page-count="4" meta:paragraph-count="55" meta:word-count="425" meta:character-count="3308" meta:non-whitespace-character-count="2926"/>
  </office:meta>
</office:document-meta>
</file>